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c9f4" officeooo:paragraph-rsid="000bc9f4"/>
    </style:style>
    <style:style style:name="P2" style:family="paragraph" style:parent-style-name="Standard">
      <style:text-properties officeooo:rsid="000d121a" officeooo:paragraph-rsid="000d121a"/>
    </style:style>
    <style:style style:name="P3" style:family="paragraph" style:parent-style-name="Standard">
      <style:text-properties officeooo:rsid="000f0d14" officeooo:paragraph-rsid="000f0d14"/>
    </style:style>
    <style:style style:name="P4" style:family="paragraph" style:parent-style-name="Standard">
      <style:text-properties officeooo:rsid="0011ebdc" officeooo:paragraph-rsid="0011ebdc"/>
    </style:style>
    <style:style style:name="P5" style:family="paragraph" style:parent-style-name="Standard">
      <style:paragraph-properties fo:break-before="page"/>
      <style:text-properties officeooo:rsid="000bc9f4" officeooo:paragraph-rsid="000bc9f4"/>
    </style:style>
    <style:style style:name="P6" style:family="paragraph" style:parent-style-name="Standard">
      <style:paragraph-properties fo:break-before="page"/>
      <style:text-properties officeooo:rsid="000f0d14" officeooo:paragraph-rsid="000f0d14"/>
    </style:style>
    <style:style style:name="P7" style:family="paragraph" style:parent-style-name="Standard" style:list-style-name="L1">
      <style:text-properties officeooo:rsid="000f0d14" officeooo:paragraph-rsid="000f0d14"/>
    </style:style>
    <style:style style:name="P8" style:family="paragraph" style:parent-style-name="Standard" style:list-style-name="L1">
      <style:text-properties officeooo:rsid="00101fbd" officeooo:paragraph-rsid="00101fbd"/>
    </style:style>
    <style:style style:name="P9" style:family="paragraph" style:parent-style-name="Standard" style:list-style-name="L1">
      <style:text-properties officeooo:rsid="001086ab" officeooo:paragraph-rsid="001086ab"/>
    </style:style>
    <style:style style:name="P10" style:family="paragraph" style:parent-style-name="Standard">
      <style:text-properties officeooo:rsid="000bc9f4" officeooo:paragraph-rsid="000bc9f4"/>
    </style:style>
    <style:style style:name="P11" style:family="paragraph" style:parent-style-name="Standard">
      <style:text-properties officeooo:rsid="0015d2f4" officeooo:paragraph-rsid="0015d2f4"/>
    </style:style>
    <style:style style:name="P12" style:family="paragraph" style:parent-style-name="Standard" style:list-style-name="L2">
      <style:text-properties officeooo:rsid="0015d2f4" officeooo:paragraph-rsid="0015d2f4"/>
    </style:style>
    <style:style style:name="P13" style:family="paragraph" style:parent-style-name="Standard">
      <style:text-properties officeooo:rsid="0016c0c4" officeooo:paragraph-rsid="0016c0c4"/>
    </style:style>
    <style:style style:name="P14" style:family="paragraph" style:parent-style-name="Standard" style:list-style-name="L3">
      <style:text-properties officeooo:rsid="0016c0c4" officeooo:paragraph-rsid="0016c0c4"/>
    </style:style>
    <style:style style:name="P15" style:family="paragraph" style:parent-style-name="Standard" style:list-style-name="L1">
      <style:text-properties officeooo:rsid="0016c0c4" officeooo:paragraph-rsid="0016c0c4"/>
    </style:style>
    <style:style style:name="P16" style:family="paragraph" style:parent-style-name="Standard" style:list-style-name="L2">
      <style:text-properties officeooo:rsid="0017ee65" officeooo:paragraph-rsid="0017ee65"/>
    </style:style>
    <style:style style:name="P17" style:family="paragraph" style:parent-style-name="Standard" style:list-style-name="L3">
      <style:text-properties officeooo:rsid="0019814f" officeooo:paragraph-rsid="0019814f"/>
    </style:style>
    <style:style style:name="P18" style:family="paragraph" style:parent-style-name="Standard">
      <style:paragraph-properties fo:break-before="page"/>
      <style:text-properties officeooo:rsid="0015d2f4" officeooo:paragraph-rsid="0015d2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ellbaum Meeting Notes</text:p>
      <text:p text:style-name="P2"/>
      <text:p text:style-name="P2">October 9, 2015</text:p>
      <text:p text:style-name="P1"/>
      <text:p text:style-name="P1">Download dataset and search it</text:p>
      <text:p text:style-name="P1">count number of words for each president; think about which words occur most often [useful to people]</text:p>
      <text:p text:style-name="P1"/>
      <text:p text:style-name="P1">compare to coca [cola] corpus</text:p>
      <text:p text:style-name="P1"/>
      <text:p text:style-name="P1">should be a section on data</text:p>
      <text:p text:style-name="P1"/>
      <text:p text:style-name="P1">hypotheses:</text:p>
      <text:p text:style-name="P1">formulate hypotheses on which presidents are most optimistic</text:p>
      <text:p text:style-name="P1">-disposition may / may not be independent of events of the life; think about whether a person's life's tragedy is independent of disposition</text:p>
      <text:p text:style-name="P1">-start out: possible that a tough life means black glasses; have to test this on what people wrote</text:p>
      <text:p text:style-name="P1">-use the presidential letters; more genuine</text:p>
      <text:p text:style-name="P1"/>
      <text:p text:style-name="P1">-may want to characterize which presidencies were tough; figure out a criteria to judge this (for example, do wars or economic depressions make the presidencies tougher; can also factor in presidential polls, which may be correlated with the negative events fo the president)? See if you can correlate <text:s/>this to language</text:p>
      <text:p text:style-name="P1"/>
      <text:p text:style-name="P1">Fellbaum: take three different president; use different parties and different time period, if you can.</text:p>
      <text:p text:style-name="P1"/>
      <text:p text:style-name="P1"/>
      <text:p text:style-name="P1">-write proposal for amazon mechanical turk. Bottom-up calculation; think precisely about how to ask the question. Look at website; tells you what the pay scale is; use this to calculate how much money you need. [do it quickly]</text:p>
      <text:p text:style-name="P1"/>
      <text:p text:style-name="P1"/>
      <text:p text:style-name="P1"/>
      <text:p text:style-name="P5"/>
      <text:p text:style-name="P4"/>
      <text:p text:style-name="P4"/>
      <text:p text:style-name="P4"/>
      <text:p text:style-name="P4"/>
      <text:p text:style-name="P1"/>
      <text:p text:style-name="P6">Week of October 26: My progress:</text:p>
      <text:p text:style-name="P3"/>
      <text:list xml:id="list5484861224560459561" text:style-name="L1">
        <text:list-item>
          <text:p text:style-name="P7">have crawled several GW files, and several JA files.</text:p>
        </text:list-item>
        <text:list-item>
          <text:p text:style-name="P7">Have extracted text from JA raw htmls</text:p>
        </text:list-item>
        <text:list-item>
          <text:p text:style-name="P7">have started trying to weed out non-letter JA files</text:p>
          <text:list>
            <text:list-item>
              <text:p text:style-name="P7">there is, predictably, a great deal of noise within the files</text:p>
            </text:list-item>
            <text:list-item>
              <text:p text:style-name="P7">several have detailed inventories but no words</text:p>
            </text:list-item>
            <text:list-item>
              <text:p text:style-name="P7">some are not written by John Adams</text:p>
            </text:list-item>
            <text:list-item>
              <text:p text:style-name="P8">some are written in french -___-</text:p>
            </text:list-item>
            <text:list-item>
              <text:p text:style-name="P7">some have basically nothing – want to weed these out first.</text:p>
            </text:list-item>
            <text:list-item>
              <text:p text:style-name="P9">In many, words are very frequently spelled in “old-timey” vernacular.</text:p>
            </text:list-item>
          </text:list>
        </text:list-item>
        <text:list-item>
          <text:p text:style-name="P15">Overall differences between Washington's most relatively frequent words, and Adams' most relatively frequent words</text:p>
          <text:list>
            <text:list-item>
              <text:p text:style-name="P15">Washington </text:p>
              <text:list>
                <text:list-item>
                  <text:p text:style-name="P15">uses a lot more abbreviations</text:p>
                </text:list-item>
                <text:list-item>
                  <text:p text:style-name="P15">uses the words “general”, etc.</text:p>
                </text:list-item>
                <text:list-item>
                  <text:p text:style-name="P15">Uses the word “mutilated” a lot, which is interesting.</text:p>
                </text:list-item>
              </text:list>
            </text:list-item>
            <text:list-item>
              <text:p text:style-name="P15">Adams</text:p>
              <text:list>
                <text:list-item>
                  <text:p text:style-name="P15">seems better educated</text:p>
                </text:list-item>
                <text:list-item>
                  <text:p text:style-name="P15">uses big, fancy words much more often than Washington</text:p>
                </text:list-item>
                <text:list-item>
                  <text:p text:style-name="P15">uses french (as well as french-derived english phrases) and greek words more often than washington (was the ambassador to france)</text:p>
                </text:list-item>
              </text:list>
            </text:list-item>
          </text:list>
        </text:list-item>
      </text:list>
      <text:p text:style-name="P1"/>
      <text:p text:style-name="P11">Fellbaum: Feedback and additional ideas</text:p>
      <text:p text:style-name="P11"/>
      <text:list xml:id="list5368529093142867702" text:style-name="L2">
        <text:list-item>
          <text:p text:style-name="P12">count frequency of top 100 words (including and not including stop words)</text:p>
          <text:list>
            <text:list-item>
              <text:p text:style-name="P12">just try to see how each president's words are different than the Coca Cola or Brown corpus (the former is better)</text:p>
            </text:list-item>
          </text:list>
        </text:list-item>
        <text:list-item>
          <text:p text:style-name="P12">Do some kind of frequency analysis on the words that are “old-timey”</text:p>
        </text:list-item>
        <text:list-item>
          <text:p text:style-name="P12">In order to understand sentiment, look at Bing Liu's tutorial and try out some of the ideas he talks about</text:p>
          <text:list>
            <text:list-item>
              <text:p text:style-name="P12">for example, find the words and phrases that presidents use most often, and use the PMI metric to figure out which ones are positive or negative.</text:p>
            </text:list-item>
            <text:list-item>
              <text:p text:style-name="P12">also, can try to find out the level of positivity or negativity of a president when they are talking about an event that is very painful to them</text:p>
            </text:list-item>
          </text:list>
        </text:list-item>
        <text:list-item>
          <text:p text:style-name="P16">Fellbaum suggests using Senti-wordnet on the words and phrases used most frequently by the presidents. Find the sentiment words that each president uses most frequently.</text:p>
        </text:list-item>
      </text:list>
      <text:p text:style-name="P11"/>
      <text:p text:style-name="P18"/>
      <text:p text:style-name="P13">Week of November 3: More Frequency Analysis:</text:p>
      <text:list xml:id="list4619775091074384408" text:style-name="L3">
        <text:list-item>
          <text:p text:style-name="P14">Using similar word counts to last week, I have just compared the raw word counts.</text:p>
        </text:list-item>
        <text:list-item>
          <text:p text:style-name="P14">Lots of words in the letters are just very common to old timey letters, as well as the subjects that these two guys had to deal with on a daily basis</text:p>
          <text:list>
            <text:list-item>
              <text:p text:style-name="P14">for example, the word “sir” is used much more commonly in each of the presidents' vernaculars</text:p>
            </text:list-item>
            <text:list-item>
              <text:p text:style-name="P14">the word “dear”, “congress”, “money”, “sir”, etc. are more common in Washington and Adams' letters than in the Brown corpus. This is probably because these were political men who are writing a lot of letters.</text:p>
            </text:list-item>
            <text:list-item>
              <text:p text:style-name="P14">The words “peace”, “england”, “france”, etc. is more common in Adams' letters; perhaps because he was an ambassador.</text:p>
            </text:list-item>
            <text:list-item>
              <text:p text:style-name="P17">The words “general”, “mutilated”, and “army” are much more frequently used in Washington's letter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4:18:15.537733074</meta:creation-date>
    <dc:date>2015-11-04T15:39:51.660155704</dc:date>
    <meta:editing-duration>P1DT3H38M2S</meta:editing-duration>
    <meta:editing-cycles>9</meta:editing-cycles>
    <meta:generator>LibreOffice/4.2.8.2$Linux_X86_64 LibreOffice_project/420m0$Build-2</meta:generator>
    <meta:document-statistic meta:table-count="0" meta:image-count="0" meta:object-count="0" meta:page-count="4" meta:paragraph-count="48" meta:word-count="664" meta:character-count="3821" meta:non-whitespace-character-count="3233"/>
  </office:meta>
</office:document-meta>
</file>